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1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1.919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1.969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8000" style:font-name="Arial Black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37">
      <style:table-cell-properties fo:background-color="#e6e64c" style:text-align-source="fix" style:repeat-content="false"/>
      <style:paragraph-properties fo:text-align="center" fo:margin-left="0cm"/>
      <style:text-properties fo:color="#4b1f6f"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color="#ff0000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" style:family="table-cell" style:parent-style-name="Default" style:data-style-name="N106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4" style:family="table-cell" style:parent-style-name="Default" style:data-style-name="N109">
      <style:table-cell-properties fo:background-color="#ffff66" style:text-align-source="fix" style:repeat-content="false"/>
      <style:paragraph-properties fo:text-align="end" fo:margin-left="0cm"/>
      <style:text-properties fo:color="#2323dc" fo:font-style="italic" style:font-style-asian="italic" style:font-style-complex="italic"/>
    </style:style>
    <style:style style:name="ce15" style:family="table-cell" style:parent-style-name="Default" style:data-style-name="N106">
      <style:table-cell-properties fo:background-color="#ffff66" style:text-align-source="fix" style:repeat-content="false"/>
      <style:paragraph-properties fo:text-align="end" fo:margin-left="0cm"/>
      <style:text-properties fo:color="#2323dc" fo:font-style="italic" style:font-style-asian="italic" style:font-style-complex="italic"/>
    </style:style>
    <style:style style:name="ce16" style:family="table-cell" style:parent-style-name="Default" style:data-style-name="N106">
      <style:table-cell-properties style:text-align-source="fix" style:repeat-content="false"/>
      <style:paragraph-properties fo:text-align="end" fo:margin-left="0cm"/>
      <style:text-properties fo:color="#2323dc" fo:font-style="italic" style:font-style-asian="italic" style:font-style-complex="italic"/>
    </style:style>
    <style:style style:name="ce1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02cm solid #000000" fo:padding="0.035cm" style:rotation-angle="0" style:rotation-align="none" style:vertical-align="automatic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02cm solid #000000" fo:padding="0.035cm" style:rotation-angle="0" style:rotation-align="none" style:vertical-align="automatic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02cm solid #000000" fo:padding="0.035cm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02cm solid #000000" fo:padding="0.035cm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002cm solid #000000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02cm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002cm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002cm solid #000000" fo:padding="0.035cm" style:rotation-angle="0" style:rotation-align="none" style:vertical-align="automatic"/>
      <style:paragraph-properties fo:text-align="end" fo:margin-left="0cm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02cm solid #000000" fo:padding="0.035cm" style:rotation-angle="0" style:rotation-align="none" style:vertical-align="automatic"/>
      <style:paragraph-properties fo:text-align="end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002cm solid #000000" fo:padding="0.035cm" style:rotation-angle="0" style:rotation-align="none" style:vertical-align="automatic"/>
      <style:paragraph-properties fo:text-align="end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29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002cm solid #000000" fo:padding="0.035cm" style:rotation-angle="0" style:rotation-align="none" style:vertical-align="automatic"/>
      <style:paragraph-properties fo:text-align="start" fo:margin-left="1.058cm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02cm solid #000000" fo:padding="0.035cm" style:rotation-angle="0" style:rotation-align="none" style:vertical-align="automatic"/>
      <style:paragraph-properties fo:text-align="start" fo:margin-left="1.058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002cm solid #000000" fo:padding="0.035cm" style:rotation-angle="0" style:rotation-align="none" style:vertical-align="automatic"/>
      <style:paragraph-properties fo:text-align="start" fo:margin-left="1.058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table table:name="Feuil&lt;le&gt;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default-cell-style-name="ce8"/>
        <table:table-column table:style-name="co3" table:number-columns-repeated="6" table:default-cell-style-name="Default"/>
        <table:table-row table:style-name="ro1">
          <table:table-cell table:style-name="ce1" office:value-type="string" table:number-columns-spanned="2" table:number-rows-spanned="1">
            <text:p>Tableau 1</text:p>
          </table:table-cell>
          <table:covered-table-cell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3" office:value-type="string">
            <text:p>date</text:p>
          </table:table-cell>
          <table:table-cell table:style-name="ce6" office:value-type="string">
            <text:p>Colonne 1</text:p>
          </table:table-cell>
          <table:table-cell table:style-name="ce6" office:value-type="string">
            <text:p>Colonne 2</text:p>
          </table:table-cell>
          <table:table-cell table:style-name="ce6" office:value-type="string">
            <text:p>Colonne 3</text:p>
          </table:table-cell>
          <table:table-cell table:style-name="ce9" office:value-type="string">
            <text:p>Colonne 4</text:p>
          </table:table-cell>
          <table:table-cell table:style-name="ce6" office:value-type="string">
            <text:p>Colonne 5</text:p>
          </table:table-cell>
          <table:table-cell table:style-name="ce6" office:value-type="string">
            <text:p>Colonne 6</text:p>
          </table:table-cell>
          <table:table-cell table:style-name="ce6" office:value-type="string">
            <text:p>Colonne 7</text:p>
          </table:table-cell>
          <table:table-cell table:style-name="ce6" office:value-type="string">
            <text:p>Colonne 8</text:p>
          </table:table-cell>
          <table:table-cell table:style-name="ce6" office:value-type="string">
            <text:p>Colonne 9</text:p>
          </table:table-cell>
          <table:table-cell table:style-name="ce6" office:value-type="string">
            <text:p>Colonne 10</text:p>
          </table:table-cell>
        </table:table-row>
        <table:table-row table:style-name="ro2">
          <table:table-cell/>
          <table:table-cell table:style-name="ce4" office:value-type="date" office:date-value="2015-01-01">
            <text:p>01/01/15</text:p>
          </table:table-cell>
          <table:table-cell table:style-name="ce7" office:value-type="float" office:value="12">
            <text:p>12</text:p>
          </table:table-cell>
          <table:table-cell table:style-name="ce7" table:formula="of:=RAND()" office:value-type="float" office:value="0.56719970703125">
            <text:p>0,567199707</text:p>
          </table:table-cell>
          <table:table-cell table:style-name="ce7" office:value-type="float" office:value="13">
            <text:p>13</text:p>
          </table:table-cell>
          <table:table-cell table:style-name="ce10" table:formula="of:=RAND()" office:value-type="percentage" office:value="0.553192138671875">
            <text:p>55,32%</text:p>
          </table:table-cell>
          <table:table-cell table:style-name="ce7" office:value-type="float" office:value="14">
            <text:p>14</text:p>
          </table:table-cell>
          <table:table-cell table:style-name="ce13" table:formula="of:=RAND()" office:value-type="currency" office:currency="EUR" office:value="0.458404541015625">
            <text:p>0,46 €</text:p>
          </table:table-cell>
          <table:table-cell table:style-name="ce13" office:value-type="currency" office:currency="EUR" office:value="15">
            <text:p>15,00 €</text:p>
          </table:table-cell>
          <table:table-cell table:style-name="ce13" table:formula="of:=RAND()" office:value-type="currency" office:currency="EUR" office:value="0.323638916015625">
            <text:p>0,32 €</text:p>
          </table:table-cell>
          <table:table-cell table:style-name="ce13" office:value-type="currency" office:currency="EUR" office:value="16">
            <text:p>16,00 €</text:p>
          </table:table-cell>
          <table:table-cell table:style-name="ce13" table:formula="of:=RAND()" office:value-type="currency" office:currency="EUR" office:value="0.572845458984375">
            <text:p>0,57 €</text:p>
          </table:table-cell>
        </table:table-row>
        <table:table-row table:style-name="ro2">
          <table:table-cell/>
          <table:table-cell table:style-name="ce4" office:value-type="date" office:date-value="2015-01-02">
            <text:p>02/01/15</text:p>
          </table:table-cell>
          <table:table-cell table:style-name="ce7" office:value-type="float" office:value="2">
            <text:p>2</text:p>
          </table:table-cell>
          <table:table-cell table:style-name="ce7" table:formula="of:=RAND()" office:value-type="float" office:value="0.823211669921875">
            <text:p>0,8232116699</text:p>
          </table:table-cell>
          <table:table-cell table:style-name="ce7" office:value-type="float" office:value="3">
            <text:p>3</text:p>
          </table:table-cell>
          <table:table-cell table:style-name="ce10" table:formula="of:=RAND()" office:value-type="percentage" office:value="0.028411865234375">
            <text:p>2,84%</text:p>
          </table:table-cell>
          <table:table-cell table:style-name="ce7" office:value-type="float" office:value="4">
            <text:p>4</text:p>
          </table:table-cell>
          <table:table-cell table:style-name="ce13" table:formula="of:=RAND()" office:value-type="currency" office:currency="EUR" office:value="0.338836669921875">
            <text:p>0,34 €</text:p>
          </table:table-cell>
          <table:table-cell table:style-name="ce13" office:value-type="currency" office:currency="EUR" office:value="5">
            <text:p>5,00 €</text:p>
          </table:table-cell>
          <table:table-cell table:style-name="ce13" table:formula="of:=RAND()" office:value-type="currency" office:currency="EUR" office:value="0.016326904296875">
            <text:p>0,02 €</text:p>
          </table:table-cell>
          <table:table-cell table:style-name="ce13" office:value-type="currency" office:currency="EUR" office:value="6">
            <text:p>6,00 €</text:p>
          </table:table-cell>
          <table:table-cell table:style-name="ce13" table:formula="of:=RAND()" office:value-type="currency" office:currency="EUR" office:value="0.737030029296875">
            <text:p>0,74 €</text:p>
          </table:table-cell>
        </table:table-row>
        <table:table-row table:style-name="ro2">
          <table:table-cell/>
          <table:table-cell table:style-name="ce4" office:value-type="date" office:date-value="2015-01-03">
            <text:p>03/01/15</text:p>
          </table:table-cell>
          <table:table-cell table:style-name="ce7" office:value-type="float" office:value="651">
            <text:p>651</text:p>
          </table:table-cell>
          <table:table-cell table:style-name="ce7" table:formula="of:=RAND()" office:value-type="float" office:value="0.182769775390625">
            <text:p>0,1827697754</text:p>
          </table:table-cell>
          <table:table-cell table:style-name="ce7" office:value-type="float" office:value="652">
            <text:p>652</text:p>
          </table:table-cell>
          <table:table-cell table:style-name="ce10" table:formula="of:=RAND()" office:value-type="percentage" office:value="0.07647705078125">
            <text:p>7,65%</text:p>
          </table:table-cell>
          <table:table-cell table:style-name="ce7" office:value-type="float" office:value="653">
            <text:p>653</text:p>
          </table:table-cell>
          <table:table-cell table:style-name="ce13" table:formula="of:=RAND()" office:value-type="currency" office:currency="EUR" office:value="0.769805908203125">
            <text:p>0,77 €</text:p>
          </table:table-cell>
          <table:table-cell table:style-name="ce13" office:value-type="currency" office:currency="EUR" office:value="654">
            <text:p>654,00 €</text:p>
          </table:table-cell>
          <table:table-cell table:style-name="ce13" table:formula="of:=RAND()" office:value-type="currency" office:currency="EUR" office:value="0.406005859375">
            <text:p>0,41 €</text:p>
          </table:table-cell>
          <table:table-cell table:style-name="ce13" office:value-type="currency" office:currency="EUR" office:value="655">
            <text:p>655,00 €</text:p>
          </table:table-cell>
          <table:table-cell table:style-name="ce13" table:formula="of:=RAND()" office:value-type="currency" office:currency="EUR" office:value="0.2955322265625">
            <text:p>0,30 €</text:p>
          </table:table-cell>
        </table:table-row>
        <table:table-row table:style-name="ro2">
          <table:table-cell/>
          <table:table-cell table:style-name="ce4" office:value-type="date" office:date-value="2015-01-04">
            <text:p>04/01/15</text:p>
          </table:table-cell>
          <table:table-cell table:style-name="ce7" office:value-type="float" office:value="61">
            <text:p>61</text:p>
          </table:table-cell>
          <table:table-cell table:style-name="ce7" table:formula="of:=RAND()" office:value-type="float" office:value="0.613250732421875">
            <text:p>0,6132507324</text:p>
          </table:table-cell>
          <table:table-cell table:style-name="ce7" office:value-type="float" office:value="62">
            <text:p>62</text:p>
          </table:table-cell>
          <table:table-cell table:style-name="ce10" table:formula="of:=RAND()" office:value-type="percentage" office:value="0.892120361328125">
            <text:p>89,21%</text:p>
          </table:table-cell>
          <table:table-cell table:style-name="ce7" office:value-type="float" office:value="63">
            <text:p>63</text:p>
          </table:table-cell>
          <table:table-cell table:style-name="ce13" table:formula="of:=RAND()" office:value-type="currency" office:currency="EUR" office:value="0.827880859375">
            <text:p>0,83 €</text:p>
          </table:table-cell>
          <table:table-cell table:style-name="ce13" office:value-type="currency" office:currency="EUR" office:value="64">
            <text:p>64,00 €</text:p>
          </table:table-cell>
          <table:table-cell table:style-name="ce13" table:formula="of:=RAND()" office:value-type="currency" office:currency="EUR" office:value="0.781097412109375">
            <text:p>0,78 €</text:p>
          </table:table-cell>
          <table:table-cell table:style-name="ce13" office:value-type="currency" office:currency="EUR" office:value="65">
            <text:p>65,00 €</text:p>
          </table:table-cell>
          <table:table-cell table:style-name="ce13" table:formula="of:=RAND()" office:value-type="currency" office:currency="EUR" office:value="0.328887939453125">
            <text:p>0,33 €</text:p>
          </table:table-cell>
        </table:table-row>
        <table:table-row table:style-name="ro2">
          <table:table-cell/>
          <table:table-cell table:style-name="ce4" office:value-type="date" office:date-value="2015-01-05">
            <text:p>05/01/15</text:p>
          </table:table-cell>
          <table:table-cell table:style-name="ce7" office:value-type="float" office:value="65">
            <text:p>65</text:p>
          </table:table-cell>
          <table:table-cell table:style-name="ce7" table:formula="of:=RAND()" office:value-type="float" office:value="0.618072509765625">
            <text:p>0,6180725098</text:p>
          </table:table-cell>
          <table:table-cell table:style-name="ce7" office:value-type="float" office:value="66">
            <text:p>66</text:p>
          </table:table-cell>
          <table:table-cell table:style-name="ce10" table:formula="of:=RAND()" office:value-type="percentage" office:value="0.8963623046875">
            <text:p>89,64%</text:p>
          </table:table-cell>
          <table:table-cell table:style-name="ce7" office:value-type="float" office:value="67">
            <text:p>67</text:p>
          </table:table-cell>
          <table:table-cell table:style-name="ce13" table:formula="of:=RAND()" office:value-type="currency" office:currency="EUR" office:value="0.762298583984375">
            <text:p>0,76 €</text:p>
          </table:table-cell>
          <table:table-cell table:style-name="ce13" office:value-type="currency" office:currency="EUR" office:value="68">
            <text:p>68,00 €</text:p>
          </table:table-cell>
          <table:table-cell table:style-name="ce13" table:formula="of:=RAND()" office:value-type="currency" office:currency="EUR" office:value="0.357330322265625">
            <text:p>0,36 €</text:p>
          </table:table-cell>
          <table:table-cell table:style-name="ce13" office:value-type="currency" office:currency="EUR" office:value="69">
            <text:p>69,00 €</text:p>
          </table:table-cell>
          <table:table-cell table:style-name="ce13" table:formula="of:=RAND()" office:value-type="currency" office:currency="EUR" office:value="0.7998046875">
            <text:p>0,80 €</text:p>
          </table:table-cell>
        </table:table-row>
        <table:table-row table:style-name="ro2">
          <table:table-cell/>
          <table:table-cell table:style-name="ce4" office:value-type="date" office:date-value="2015-01-06">
            <text:p>06/01/15</text:p>
          </table:table-cell>
          <table:table-cell table:style-name="ce7" office:value-type="float" office:value="1">
            <text:p>1</text:p>
          </table:table-cell>
          <table:table-cell table:style-name="ce7" table:formula="of:=RAND()" office:value-type="float" office:value="0.7435302734375">
            <text:p>0,7435302734</text:p>
          </table:table-cell>
          <table:table-cell table:style-name="ce7" office:value-type="float" office:value="2">
            <text:p>2</text:p>
          </table:table-cell>
          <table:table-cell table:style-name="ce11" table:formula="of:=RAND()" office:value-type="percentage" office:value="0.871337890625">
            <text:p>87,13%</text:p>
          </table:table-cell>
          <table:table-cell table:style-name="ce7" office:value-type="float" office:value="3">
            <text:p>3</text:p>
          </table:table-cell>
          <table:table-cell table:style-name="ce13" table:formula="of:=RAND()" office:value-type="currency" office:currency="EUR" office:value="0.71527099609375">
            <text:p>0,72 €</text:p>
          </table:table-cell>
          <table:table-cell table:style-name="ce13" office:value-type="currency" office:currency="EUR" office:value="4">
            <text:p>4,00 €</text:p>
          </table:table-cell>
          <table:table-cell table:style-name="ce13" table:formula="of:=RAND()" office:value-type="currency" office:currency="EUR" office:value="0.74163818359375">
            <text:p>0,74 €</text:p>
          </table:table-cell>
          <table:table-cell table:style-name="ce13" office:value-type="currency" office:currency="EUR" office:value="5">
            <text:p>5,00 €</text:p>
          </table:table-cell>
          <table:table-cell table:style-name="ce13" table:formula="of:=RAND()" office:value-type="currency" office:currency="EUR" office:value="0.2862548828125">
            <text:p>0,29 €</text:p>
          </table:table-cell>
        </table:table-row>
        <table:table-row table:style-name="ro2">
          <table:table-cell/>
          <table:table-cell table:style-name="ce4" office:value-type="date" office:date-value="2015-01-07">
            <text:p>07/01/15</text:p>
          </table:table-cell>
          <table:table-cell table:style-name="ce7" office:value-type="float" office:value="-63">
            <text:p>-63</text:p>
          </table:table-cell>
          <table:table-cell table:style-name="ce7" table:formula="of:=RAND()" office:value-type="float" office:value="0.361053466796875">
            <text:p>0,3610534668</text:p>
          </table:table-cell>
          <table:table-cell table:style-name="ce7" office:value-type="float" office:value="-62">
            <text:p>-62</text:p>
          </table:table-cell>
          <table:table-cell table:style-name="ce11" table:formula="of:=RAND()" office:value-type="percentage" office:value="0.386322021484375">
            <text:p>38,63%</text:p>
          </table:table-cell>
          <table:table-cell table:style-name="ce7" office:value-type="float" office:value="-61">
            <text:p>-61</text:p>
          </table:table-cell>
          <table:table-cell table:style-name="ce13" table:formula="of:=RAND()" office:value-type="currency" office:currency="EUR" office:value="0.569366455078125">
            <text:p>0,57 €</text:p>
          </table:table-cell>
          <table:table-cell table:style-name="ce13" office:value-type="currency" office:currency="EUR" office:value="-60">
            <text:p>-60,00 €</text:p>
          </table:table-cell>
          <table:table-cell table:style-name="ce13" table:formula="of:=RAND()" office:value-type="currency" office:currency="EUR" office:value="0.015411376953125">
            <text:p>0,02 €</text:p>
          </table:table-cell>
          <table:table-cell table:style-name="ce13" office:value-type="currency" office:currency="EUR" office:value="-59">
            <text:p>-59,00 €</text:p>
          </table:table-cell>
          <table:table-cell table:style-name="ce13" table:formula="of:=RAND()" office:value-type="currency" office:currency="EUR" office:value="0.857147216796875">
            <text:p>0,86 €</text:p>
          </table:table-cell>
        </table:table-row>
        <table:table-row table:style-name="ro2">
          <table:table-cell/>
          <table:table-cell table:style-name="ce4" office:value-type="date" office:date-value="2015-01-08">
            <text:p>08/01/15</text:p>
          </table:table-cell>
          <table:table-cell table:style-name="ce7" office:value-type="float" office:value="-127">
            <text:p>-127</text:p>
          </table:table-cell>
          <table:table-cell table:style-name="ce7" table:formula="of:=RAND()" office:value-type="float" office:value="0.786163330078125">
            <text:p>0,7861633301</text:p>
          </table:table-cell>
          <table:table-cell table:style-name="ce7" office:value-type="float" office:value="-126">
            <text:p>-126</text:p>
          </table:table-cell>
          <table:table-cell table:style-name="ce11" table:formula="of:=RAND()" office:value-type="percentage" office:value="0.79583740234375">
            <text:p>79,58%</text:p>
          </table:table-cell>
          <table:table-cell table:style-name="ce12" office:value-type="currency" office:currency="EUR" office:value="-125">
            <text:p>-125 €</text:p>
          </table:table-cell>
          <table:table-cell table:style-name="ce12" table:formula="of:=RAND()" office:value-type="currency" office:currency="EUR" office:value="0.077911376953125">
            <text:p>0 €</text:p>
          </table:table-cell>
          <table:table-cell table:style-name="ce12" office:value-type="currency" office:currency="EUR" office:value="-124">
            <text:p>-124 €</text:p>
          </table:table-cell>
          <table:table-cell table:style-name="ce12" table:formula="of:=RAND()" office:value-type="currency" office:currency="EUR" office:value="0.967987060546875">
            <text:p>1 €</text:p>
          </table:table-cell>
          <table:table-cell table:style-name="ce13" office:value-type="currency" office:currency="EUR" office:value="-123">
            <text:p>-123,00 €</text:p>
          </table:table-cell>
          <table:table-cell table:style-name="ce13" table:formula="of:=RAND()" office:value-type="currency" office:currency="EUR" office:value="0.496551513671875">
            <text:p>0,50 €</text:p>
          </table:table-cell>
        </table:table-row>
        <table:table-row table:style-name="ro2">
          <table:table-cell/>
          <table:table-cell table:style-name="ce4" office:value-type="date" office:date-value="2015-01-09">
            <text:p>09/01/15</text:p>
          </table:table-cell>
          <table:table-cell table:style-name="ce7" office:value-type="float" office:value="-191">
            <text:p>-191</text:p>
          </table:table-cell>
          <table:table-cell table:style-name="ce7" table:formula="of:=RAND()" office:value-type="float" office:value="0.39984130859375">
            <text:p>0,3998413086</text:p>
          </table:table-cell>
          <table:table-cell table:style-name="ce7" office:value-type="float" office:value="-190">
            <text:p>-190</text:p>
          </table:table-cell>
          <table:table-cell table:style-name="ce11" table:formula="of:=RAND()" office:value-type="percentage" office:value="0.591339111328125">
            <text:p>59,13%</text:p>
          </table:table-cell>
          <table:table-cell table:style-name="ce12" office:value-type="currency" office:currency="EUR" office:value="-189">
            <text:p>-189 €</text:p>
          </table:table-cell>
          <table:table-cell table:style-name="ce12" table:formula="of:=RAND()" office:value-type="currency" office:currency="EUR" office:value="0.934967041015625">
            <text:p>1 €</text:p>
          </table:table-cell>
          <table:table-cell table:style-name="ce14" office:value-type="currency" office:currency="EUR" office:value="-188">
            <text:p>-188 €</text:p>
          </table:table-cell>
          <table:table-cell table:style-name="ce12" table:formula="of:=RAND()" office:value-type="currency" office:currency="EUR" office:value="0.51171875">
            <text:p>1 €</text:p>
          </table:table-cell>
          <table:table-cell table:style-name="ce13" office:value-type="currency" office:currency="EUR" office:value="-187">
            <text:p>-187,00 €</text:p>
          </table:table-cell>
          <table:table-cell table:style-name="ce13" table:formula="of:=RAND()" office:value-type="currency" office:currency="EUR" office:value="0.9833984375">
            <text:p>0,98 €</text:p>
          </table:table-cell>
        </table:table-row>
        <table:table-row table:style-name="ro2">
          <table:table-cell/>
          <table:table-cell table:style-name="ce4" office:value-type="date" office:date-value="2015-01-10">
            <text:p>10/01/15</text:p>
          </table:table-cell>
          <table:table-cell table:style-name="ce7" office:value-type="float" office:value="-255">
            <text:p>-255</text:p>
          </table:table-cell>
          <table:table-cell table:style-name="ce7" table:formula="of:=RAND()" office:value-type="float" office:value="0.225341796875">
            <text:p>0,2253417969</text:p>
          </table:table-cell>
          <table:table-cell table:style-name="ce7" office:value-type="float" office:value="-254">
            <text:p>-254</text:p>
          </table:table-cell>
          <table:table-cell table:style-name="ce11" table:formula="of:=RAND()" office:value-type="percentage" office:value="0.3876953125">
            <text:p>38,77%</text:p>
          </table:table-cell>
          <table:table-cell table:style-name="ce12" office:value-type="currency" office:currency="EUR" office:value="-253">
            <text:p>-253 €</text:p>
          </table:table-cell>
          <table:table-cell table:style-name="ce12" table:formula="of:=RAND()" office:value-type="currency" office:currency="EUR" office:value="0.941009521484375">
            <text:p>1 €</text:p>
          </table:table-cell>
          <table:table-cell table:style-name="ce14" office:value-type="currency" office:currency="EUR" office:value="-252">
            <text:p>-252 €</text:p>
          </table:table-cell>
          <table:table-cell table:style-name="ce12" table:formula="of:=RAND()" office:value-type="currency" office:currency="EUR" office:value="0.8101806640625">
            <text:p>1 €</text:p>
          </table:table-cell>
          <table:table-cell table:style-name="ce13" office:value-type="currency" office:currency="EUR" office:value="-251">
            <text:p>-251,00 €</text:p>
          </table:table-cell>
          <table:table-cell table:style-name="ce13" table:formula="of:=RAND()" office:value-type="currency" office:currency="EUR" office:value="0.632354736328125">
            <text:p>0,63 €</text:p>
          </table:table-cell>
        </table:table-row>
        <table:table-row table:style-name="ro2">
          <table:table-cell/>
          <table:table-cell table:style-name="ce4" office:value-type="date" office:date-value="2015-01-11">
            <text:p>11/01/15</text:p>
          </table:table-cell>
          <table:table-cell table:style-name="ce7" office:value-type="float" office:value="-319">
            <text:p>-319</text:p>
          </table:table-cell>
          <table:table-cell table:style-name="ce7" table:formula="of:=RAND()" office:value-type="float" office:value="0.248870849609375">
            <text:p>0,2488708496</text:p>
          </table:table-cell>
          <table:table-cell table:style-name="ce7" office:value-type="float" office:value="-318">
            <text:p>-318</text:p>
          </table:table-cell>
          <table:table-cell table:style-name="ce11" table:formula="of:=RAND()" office:value-type="percentage" office:value="0.325592041015625">
            <text:p>32,56%</text:p>
          </table:table-cell>
          <table:table-cell table:style-name="ce12" office:value-type="currency" office:currency="EUR" office:value="-317">
            <text:p>-317 €</text:p>
          </table:table-cell>
          <table:table-cell table:style-name="ce12" table:formula="of:=RAND()" office:value-type="currency" office:currency="EUR" office:value="0.9205322265625">
            <text:p>1 €</text:p>
          </table:table-cell>
          <table:table-cell table:style-name="ce14" office:value-type="currency" office:currency="EUR" office:value="-316">
            <text:p>-316 €</text:p>
          </table:table-cell>
          <table:table-cell table:style-name="ce12" table:formula="of:=RAND()" office:value-type="currency" office:currency="EUR" office:value="0.15020751953125">
            <text:p>0 €</text:p>
          </table:table-cell>
          <table:table-cell table:style-name="ce13" office:value-type="currency" office:currency="EUR" office:value="-315">
            <text:p>-315,00 €</text:p>
          </table:table-cell>
          <table:table-cell table:style-name="ce13" table:formula="of:=RAND()" office:value-type="currency" office:currency="EUR" office:value="0.802001953125">
            <text:p>0,80 €</text:p>
          </table:table-cell>
        </table:table-row>
        <table:table-row table:style-name="ro2">
          <table:table-cell/>
          <table:table-cell table:style-name="ce5" office:value-type="date" office:date-value="2015-01-12">
            <text:p>12/01/15</text:p>
          </table:table-cell>
          <table:table-cell table:style-name="ce7" office:value-type="float" office:value="-383">
            <text:p>-383</text:p>
          </table:table-cell>
          <table:table-cell table:style-name="ce7" table:formula="of:=RAND()" office:value-type="float" office:value="0.679595947265625">
            <text:p>0,6795959473</text:p>
          </table:table-cell>
          <table:table-cell table:style-name="ce7" office:value-type="float" office:value="-382">
            <text:p>-382</text:p>
          </table:table-cell>
          <table:table-cell table:style-name="ce11" table:formula="of:=RAND()" office:value-type="percentage" office:value="0.17132568359375">
            <text:p>17,13%</text:p>
          </table:table-cell>
          <table:table-cell table:style-name="ce7" office:value-type="float" office:value="-381">
            <text:p>-381</text:p>
          </table:table-cell>
          <table:table-cell table:style-name="ce13" table:formula="of:=RAND()" office:value-type="currency" office:currency="EUR" office:value="0.547760009765625">
            <text:p>0,55 €</text:p>
          </table:table-cell>
          <table:table-cell table:style-name="ce15" office:value-type="currency" office:currency="EUR" office:value="-380">
            <text:p>-380,00 €</text:p>
          </table:table-cell>
          <table:table-cell table:style-name="ce13" table:formula="of:=RAND()" office:value-type="currency" office:currency="EUR" office:value="0.089569091796875">
            <text:p>0,09 €</text:p>
          </table:table-cell>
          <table:table-cell table:style-name="ce13" office:value-type="currency" office:currency="EUR" office:value="-379">
            <text:p>-379,00 €</text:p>
          </table:table-cell>
          <table:table-cell table:style-name="ce13" table:formula="of:=RAND()" office:value-type="currency" office:currency="EUR" office:value="0.57733154296875">
            <text:p>0,58 €</text:p>
          </table:table-cell>
        </table:table-row>
        <table:table-row table:style-name="ro2">
          <table:table-cell/>
          <table:table-cell table:style-name="ce5" office:value-type="date" office:date-value="2015-01-13">
            <text:p>13/01/15</text:p>
          </table:table-cell>
          <table:table-cell table:style-name="ce7" office:value-type="float" office:value="-447">
            <text:p>-447</text:p>
          </table:table-cell>
          <table:table-cell table:style-name="ce7" table:formula="of:=RAND()" office:value-type="float" office:value="0.379241943359375">
            <text:p>0,3792419434</text:p>
          </table:table-cell>
          <table:table-cell table:style-name="ce7" office:value-type="float" office:value="-446">
            <text:p>-446</text:p>
          </table:table-cell>
          <table:table-cell table:style-name="ce11" table:formula="of:=RAND()" office:value-type="percentage" office:value="0.895050048828125">
            <text:p>89,51%</text:p>
          </table:table-cell>
          <table:table-cell table:style-name="ce7" office:value-type="float" office:value="-445">
            <text:p>-445</text:p>
          </table:table-cell>
          <table:table-cell table:style-name="ce13" table:formula="of:=RAND()" office:value-type="currency" office:currency="EUR" office:value="0.737060546875">
            <text:p>0,74 €</text:p>
          </table:table-cell>
          <table:table-cell table:style-name="ce15" office:value-type="currency" office:currency="EUR" office:value="-444">
            <text:p>-444,00 €</text:p>
          </table:table-cell>
          <table:table-cell table:style-name="ce13" table:formula="of:=RAND()" office:value-type="currency" office:currency="EUR" office:value="0.911163330078125">
            <text:p>0,91 €</text:p>
          </table:table-cell>
          <table:table-cell table:style-name="ce13" office:value-type="currency" office:currency="EUR" office:value="-443">
            <text:p>-443,00 €</text:p>
          </table:table-cell>
          <table:table-cell table:style-name="ce13" table:formula="of:=RAND()" office:value-type="currency" office:currency="EUR" office:value="0.532073974609375">
            <text:p>0,53 €</text:p>
          </table:table-cell>
        </table:table-row>
        <table:table-row table:style-name="ro2">
          <table:table-cell/>
          <table:table-cell table:style-name="ce5" office:value-type="date" office:date-value="2015-01-14">
            <text:p>14/01/15</text:p>
          </table:table-cell>
          <table:table-cell table:style-name="ce7" office:value-type="float" office:value="-511">
            <text:p>-511</text:p>
          </table:table-cell>
          <table:table-cell table:style-name="ce7" table:formula="of:=RAND()" office:value-type="float" office:value="0.317901611328125">
            <text:p>0,3179016113</text:p>
          </table:table-cell>
          <table:table-cell table:style-name="ce7" office:value-type="float" office:value="-510">
            <text:p>-510</text:p>
          </table:table-cell>
          <table:table-cell table:style-name="ce11" table:formula="of:=RAND()" office:value-type="percentage" office:value="0.008697509765625">
            <text:p>0,87%</text:p>
          </table:table-cell>
          <table:table-cell table:style-name="ce7" office:value-type="float" office:value="-509">
            <text:p>-509</text:p>
          </table:table-cell>
          <table:table-cell table:style-name="ce13" table:formula="of:=RAND()" office:value-type="currency" office:currency="EUR" office:value="0.75372314453125">
            <text:p>0,75 €</text:p>
          </table:table-cell>
          <table:table-cell table:style-name="ce15" office:value-type="currency" office:currency="EUR" office:value="-508">
            <text:p>-508,00 €</text:p>
          </table:table-cell>
          <table:table-cell table:style-name="ce13" table:formula="of:=RAND()" office:value-type="currency" office:currency="EUR" office:value="0.9151611328125">
            <text:p>0,92 €</text:p>
          </table:table-cell>
          <table:table-cell table:style-name="ce13" office:value-type="currency" office:currency="EUR" office:value="-507">
            <text:p>-507,00 €</text:p>
          </table:table-cell>
          <table:table-cell table:style-name="ce13" table:formula="of:=RAND()" office:value-type="currency" office:currency="EUR" office:value="0.977081298828125">
            <text:p>0,98 €</text:p>
          </table:table-cell>
        </table:table-row>
        <table:table-row table:style-name="ro2">
          <table:table-cell/>
          <table:table-cell table:style-name="ce5" office:value-type="date" office:date-value="2015-01-15">
            <text:p>15/01/15</text:p>
          </table:table-cell>
          <table:table-cell table:style-name="ce7" office:value-type="float" office:value="-575">
            <text:p>-575</text:p>
          </table:table-cell>
          <table:table-cell table:style-name="ce7" table:formula="of:=RAND()" office:value-type="float" office:value="0.84942626953125">
            <text:p>0,8494262695</text:p>
          </table:table-cell>
          <table:table-cell table:style-name="ce7" office:value-type="float" office:value="-574">
            <text:p>-574</text:p>
          </table:table-cell>
          <table:table-cell table:style-name="ce11" table:formula="of:=RAND()" office:value-type="percentage" office:value="0.44512939453125">
            <text:p>44,51%</text:p>
          </table:table-cell>
          <table:table-cell table:style-name="ce7" office:value-type="float" office:value="-573">
            <text:p>-573</text:p>
          </table:table-cell>
          <table:table-cell table:style-name="ce13" table:formula="of:=RAND()" office:value-type="currency" office:currency="EUR" office:value="0.70208740234375">
            <text:p>0,70 €</text:p>
          </table:table-cell>
          <table:table-cell table:style-name="ce15" office:value-type="currency" office:currency="EUR" office:value="-572">
            <text:p>-572,00 €</text:p>
          </table:table-cell>
          <table:table-cell table:style-name="ce13" table:formula="of:=RAND()" office:value-type="currency" office:currency="EUR" office:value="0.580230712890625">
            <text:p>0,58 €</text:p>
          </table:table-cell>
          <table:table-cell table:style-name="ce13" office:value-type="currency" office:currency="EUR" office:value="-571">
            <text:p>-571,00 €</text:p>
          </table:table-cell>
          <table:table-cell table:style-name="ce13" table:formula="of:=RAND()" office:value-type="currency" office:currency="EUR" office:value="0.6019287109375">
            <text:p>0,60 €</text:p>
          </table:table-cell>
        </table:table-row>
        <table:table-row table:style-name="ro2">
          <table:table-cell/>
          <table:table-cell table:style-name="ce5" office:value-type="date" office:date-value="2015-01-16">
            <text:p>16/01/15</text:p>
          </table:table-cell>
          <table:table-cell table:style-name="ce7" office:value-type="float" office:value="-639">
            <text:p>-639</text:p>
          </table:table-cell>
          <table:table-cell table:style-name="ce7" table:formula="of:=RAND()" office:value-type="float" office:value="0.33111572265625">
            <text:p>0,3311157227</text:p>
          </table:table-cell>
          <table:table-cell table:style-name="ce7" office:value-type="float" office:value="-638">
            <text:p>-638</text:p>
          </table:table-cell>
          <table:table-cell table:style-name="ce11" table:formula="of:=RAND()" office:value-type="percentage" office:value="0.2593994140625">
            <text:p>25,94%</text:p>
          </table:table-cell>
          <table:table-cell table:style-name="ce7" office:value-type="float" office:value="-637">
            <text:p>-637</text:p>
          </table:table-cell>
          <table:table-cell table:style-name="ce13" table:formula="of:=RAND()" office:value-type="currency" office:currency="EUR" office:value="0.54644775390625">
            <text:p>0,55 €</text:p>
          </table:table-cell>
          <table:table-cell table:style-name="ce15" office:value-type="currency" office:currency="EUR" office:value="-636">
            <text:p>-636,00 €</text:p>
          </table:table-cell>
          <table:table-cell table:style-name="ce13" table:formula="of:=RAND()" office:value-type="currency" office:currency="EUR" office:value="0.125152587890625">
            <text:p>0,13 €</text:p>
          </table:table-cell>
          <table:table-cell table:style-name="ce13" office:value-type="currency" office:currency="EUR" office:value="-635">
            <text:p>-635,00 €</text:p>
          </table:table-cell>
          <table:table-cell table:style-name="ce13" table:formula="of:=RAND()" office:value-type="currency" office:currency="EUR" office:value="0.914703369140625">
            <text:p>0,91 €</text:p>
          </table:table-cell>
        </table:table-row>
        <table:table-row table:style-name="ro2">
          <table:table-cell/>
          <table:table-cell table:style-name="ce5" office:value-type="date" office:date-value="2015-01-17">
            <text:p>17/01/15</text:p>
          </table:table-cell>
          <table:table-cell table:style-name="ce7" office:value-type="float" office:value="-703">
            <text:p>-703</text:p>
          </table:table-cell>
          <table:table-cell table:style-name="ce7" table:formula="of:=RAND()" office:value-type="float" office:value="0.801361083984375">
            <text:p>0,801361084</text:p>
          </table:table-cell>
          <table:table-cell table:style-name="ce7" office:value-type="float" office:value="-702">
            <text:p>-702</text:p>
          </table:table-cell>
          <table:table-cell table:style-name="ce11" table:formula="of:=RAND()" office:value-type="percentage" office:value="0.9334716796875">
            <text:p>93,35%</text:p>
          </table:table-cell>
          <table:table-cell table:style-name="ce7" office:value-type="float" office:value="-701">
            <text:p>-701</text:p>
          </table:table-cell>
          <table:table-cell table:style-name="ce13" table:formula="of:=RAND()" office:value-type="currency" office:currency="EUR" office:value="0.321807861328125">
            <text:p>0,32 €</text:p>
          </table:table-cell>
          <table:table-cell table:style-name="ce16" office:value-type="currency" office:currency="EUR" office:value="-700">
            <text:p>-700,00 €</text:p>
          </table:table-cell>
          <table:table-cell table:style-name="ce13" table:formula="of:=RAND()" office:value-type="currency" office:currency="EUR" office:value="0.502197265625">
            <text:p>0,50 €</text:p>
          </table:table-cell>
          <table:table-cell table:style-name="ce13" office:value-type="currency" office:currency="EUR" office:value="-699">
            <text:p>-699,00 €</text:p>
          </table:table-cell>
          <table:table-cell table:style-name="ce13" table:formula="of:=RAND()" office:value-type="currency" office:currency="EUR" office:value="0.387298583984375">
            <text:p>0,39 €</text:p>
          </table:table-cell>
        </table:table-row>
        <table:table-row table:style-name="ro2">
          <table:table-cell/>
          <table:table-cell table:style-name="ce5" office:value-type="date" office:date-value="2015-01-18">
            <text:p>18/01/15</text:p>
          </table:table-cell>
          <table:table-cell table:style-name="ce7" office:value-type="float" office:value="-767">
            <text:p>-767</text:p>
          </table:table-cell>
          <table:table-cell table:style-name="ce7" table:formula="of:=RAND()" office:value-type="float" office:value="0.712432861328125">
            <text:p>0,7124328613</text:p>
          </table:table-cell>
          <table:table-cell table:style-name="ce7" office:value-type="float" office:value="-766">
            <text:p>-766</text:p>
          </table:table-cell>
          <table:table-cell table:style-name="ce11" table:formula="of:=RAND()" office:value-type="percentage" office:value="0.56591796875">
            <text:p>56,59%</text:p>
          </table:table-cell>
          <table:table-cell table:style-name="ce7" office:value-type="float" office:value="-765">
            <text:p>-765</text:p>
          </table:table-cell>
          <table:table-cell table:style-name="ce13" table:formula="of:=RAND()" office:value-type="currency" office:currency="EUR" office:value="0.689971923828125">
            <text:p>0,69 €</text:p>
          </table:table-cell>
          <table:table-cell table:style-name="ce13" office:value-type="currency" office:currency="EUR" office:value="-764">
            <text:p>-764,00 €</text:p>
          </table:table-cell>
          <table:table-cell table:style-name="ce13" table:formula="of:=RAND()" office:value-type="currency" office:currency="EUR" office:value="0.35321044921875">
            <text:p>0,35 €</text:p>
          </table:table-cell>
          <table:table-cell table:style-name="ce13" office:value-type="currency" office:currency="EUR" office:value="-763">
            <text:p>-763,00 €</text:p>
          </table:table-cell>
          <table:table-cell table:style-name="ce13" table:formula="of:=RAND()" office:value-type="currency" office:currency="EUR" office:value="0.711761474609375">
            <text:p>0,71 €</text:p>
          </table:table-cell>
        </table:table-row>
        <table:table-row table:style-name="ro2">
          <table:table-cell/>
          <table:table-cell table:style-name="ce5" office:value-type="date" office:date-value="2015-01-19">
            <text:p>19/01/15</text:p>
          </table:table-cell>
          <table:table-cell table:style-name="ce7" office:value-type="float" office:value="-831">
            <text:p>-831</text:p>
          </table:table-cell>
          <table:table-cell table:style-name="ce7" table:formula="of:=RAND()" office:value-type="float" office:value="0.3101806640625">
            <text:p>0,3101806641</text:p>
          </table:table-cell>
          <table:table-cell table:style-name="ce7" office:value-type="float" office:value="-830">
            <text:p>-830</text:p>
          </table:table-cell>
          <table:table-cell table:style-name="ce10" table:formula="of:=RAND()" office:value-type="percentage" office:value="0.7274169921875">
            <text:p>72,74%</text:p>
          </table:table-cell>
          <table:table-cell table:style-name="ce7" office:value-type="float" office:value="-829">
            <text:p>-829</text:p>
          </table:table-cell>
          <table:table-cell table:style-name="ce13" table:formula="of:=RAND()" office:value-type="currency" office:currency="EUR" office:value="0.497955322265625">
            <text:p>0,50 €</text:p>
          </table:table-cell>
          <table:table-cell table:style-name="ce13" office:value-type="currency" office:currency="EUR" office:value="-828">
            <text:p>-828,00 €</text:p>
          </table:table-cell>
          <table:table-cell table:style-name="ce13" table:formula="of:=RAND()" office:value-type="currency" office:currency="EUR" office:value="0.96002197265625">
            <text:p>0,96 €</text:p>
          </table:table-cell>
          <table:table-cell table:style-name="ce13" office:value-type="currency" office:currency="EUR" office:value="-827">
            <text:p>-827,00 €</text:p>
          </table:table-cell>
          <table:table-cell table:style-name="ce13" table:formula="of:=RAND()" office:value-type="currency" office:currency="EUR" office:value="0.074493408203125">
            <text:p>0,07 €</text:p>
          </table:table-cell>
        </table:table-row>
        <table:table-row table:style-name="ro2">
          <table:table-cell/>
          <table:table-cell table:style-name="ce5" office:value-type="date" office:date-value="2015-01-20">
            <text:p>20/01/15</text:p>
          </table:table-cell>
          <table:table-cell table:style-name="ce7" office:value-type="float" office:value="-895">
            <text:p>-895</text:p>
          </table:table-cell>
          <table:table-cell table:style-name="ce7" table:formula="of:=RAND()" office:value-type="float" office:value="0.1348876953125">
            <text:p>0,1348876953</text:p>
          </table:table-cell>
          <table:table-cell table:style-name="ce7" office:value-type="float" office:value="-894">
            <text:p>-894</text:p>
          </table:table-cell>
          <table:table-cell table:style-name="ce10" table:formula="of:=RAND()" office:value-type="percentage" office:value="0.263671875">
            <text:p>26,37%</text:p>
          </table:table-cell>
          <table:table-cell table:style-name="ce7" office:value-type="float" office:value="-893">
            <text:p>-893</text:p>
          </table:table-cell>
          <table:table-cell table:style-name="ce13" table:formula="of:=RAND()" office:value-type="currency" office:currency="EUR" office:value="0.494293212890625">
            <text:p>0,49 €</text:p>
          </table:table-cell>
          <table:table-cell table:style-name="ce13" office:value-type="currency" office:currency="EUR" office:value="-892">
            <text:p>-892,00 €</text:p>
          </table:table-cell>
          <table:table-cell table:style-name="ce13" table:formula="of:=RAND()" office:value-type="currency" office:currency="EUR" office:value="0.720001220703125">
            <text:p>0,72 €</text:p>
          </table:table-cell>
          <table:table-cell table:style-name="ce13" office:value-type="currency" office:currency="EUR" office:value="-891">
            <text:p>-891,00 €</text:p>
          </table:table-cell>
          <table:table-cell table:style-name="ce13" table:formula="of:=RAND()" office:value-type="currency" office:currency="EUR" office:value="0.85400390625">
            <text:p>0,85 €</text:p>
          </table:table-cell>
        </table:table-row>
        <table:table-row table:style-name="ro2">
          <table:table-cell/>
          <table:table-cell table:style-name="ce5" office:value-type="date" office:date-value="2015-01-21">
            <text:p>21/01/15</text:p>
          </table:table-cell>
          <table:table-cell table:style-name="ce7" office:value-type="float" office:value="-959">
            <text:p>-959</text:p>
          </table:table-cell>
          <table:table-cell table:style-name="ce7" table:formula="of:=RAND()" office:value-type="float" office:value="0.474609375">
            <text:p>0,474609375</text:p>
          </table:table-cell>
          <table:table-cell table:style-name="ce7" office:value-type="float" office:value="-958">
            <text:p>-958</text:p>
          </table:table-cell>
          <table:table-cell table:style-name="ce10" table:formula="of:=RAND()" office:value-type="percentage" office:value="0.826751708984375">
            <text:p>82,68%</text:p>
          </table:table-cell>
          <table:table-cell table:style-name="ce7" office:value-type="float" office:value="-957">
            <text:p>-957</text:p>
          </table:table-cell>
          <table:table-cell table:style-name="ce13" table:formula="of:=RAND()" office:value-type="currency" office:currency="EUR" office:value="0.8599853515625">
            <text:p>0,86 €</text:p>
          </table:table-cell>
          <table:table-cell table:style-name="ce13" office:value-type="currency" office:currency="EUR" office:value="-956">
            <text:p>-956,00 €</text:p>
          </table:table-cell>
          <table:table-cell table:style-name="ce13" table:formula="of:=RAND()" office:value-type="currency" office:currency="EUR" office:value="0.17864990234375">
            <text:p>0,18 €</text:p>
          </table:table-cell>
          <table:table-cell table:style-name="ce13" office:value-type="currency" office:currency="EUR" office:value="-955">
            <text:p>-955,00 €</text:p>
          </table:table-cell>
          <table:table-cell table:style-name="ce13" table:formula="of:=RAND()" office:value-type="currency" office:currency="EUR" office:value="0.64886474609375">
            <text:p>0,65 €</text:p>
          </table:table-cell>
        </table:table-row>
        <table:table-row table:style-name="ro2">
          <table:table-cell/>
          <table:table-cell table:style-name="ce5" office:value-type="date" office:date-value="2015-01-22">
            <text:p>22/01/15</text:p>
          </table:table-cell>
          <table:table-cell table:style-name="ce7" office:value-type="float" office:value="-1023">
            <text:p>-1023</text:p>
          </table:table-cell>
          <table:table-cell table:style-name="ce7" table:formula="of:=RAND()" office:value-type="float" office:value="0.51141357421875">
            <text:p>0,5114135742</text:p>
          </table:table-cell>
          <table:table-cell table:style-name="ce7" office:value-type="float" office:value="-1022">
            <text:p>-1022</text:p>
          </table:table-cell>
          <table:table-cell table:style-name="ce10" table:formula="of:=RAND()" office:value-type="percentage" office:value="0.416290283203125">
            <text:p>41,63%</text:p>
          </table:table-cell>
          <table:table-cell table:style-name="ce7" office:value-type="float" office:value="-1021">
            <text:p>-1021</text:p>
          </table:table-cell>
          <table:table-cell table:style-name="ce13" table:formula="of:=RAND()" office:value-type="currency" office:currency="EUR" office:value="0.710052490234375">
            <text:p>0,71 €</text:p>
          </table:table-cell>
          <table:table-cell table:style-name="ce13" office:value-type="currency" office:currency="EUR" office:value="-1020">
            <text:p>-1 020,00 €</text:p>
          </table:table-cell>
          <table:table-cell table:style-name="ce13" table:formula="of:=RAND()" office:value-type="currency" office:currency="EUR" office:value="0.1495361328125">
            <text:p>0,15 €</text:p>
          </table:table-cell>
          <table:table-cell table:style-name="ce13" office:value-type="currency" office:currency="EUR" office:value="-1019">
            <text:p>-1 019,00 €</text:p>
          </table:table-cell>
          <table:table-cell table:style-name="ce13" table:formula="of:=RAND()" office:value-type="currency" office:currency="EUR" office:value="0.0421142578125">
            <text:p>0,04 €</text:p>
          </table:table-cell>
        </table:table-row>
        <table:table-row table:style-name="ro2">
          <table:table-cell/>
          <table:table-cell table:style-name="ce5" office:value-type="date" office:date-value="2015-01-23">
            <text:p>23/01/15</text:p>
          </table:table-cell>
          <table:table-cell table:style-name="ce7" office:value-type="float" office:value="-1087">
            <text:p>-1087</text:p>
          </table:table-cell>
          <table:table-cell table:style-name="ce7" table:formula="of:=RAND()" office:value-type="float" office:value="0.24029541015625">
            <text:p>0,2402954102</text:p>
          </table:table-cell>
          <table:table-cell table:style-name="ce7" office:value-type="float" office:value="-1086">
            <text:p>-1086</text:p>
          </table:table-cell>
          <table:table-cell table:style-name="ce10" table:formula="of:=RAND()" office:value-type="percentage" office:value="0.71148681640625">
            <text:p>71,15%</text:p>
          </table:table-cell>
          <table:table-cell table:style-name="ce7" office:value-type="float" office:value="-1085">
            <text:p>-1085</text:p>
          </table:table-cell>
          <table:table-cell table:style-name="ce13" table:formula="of:=RAND()" office:value-type="currency" office:currency="EUR" office:value="0.222076416015625">
            <text:p>0,22 €</text:p>
          </table:table-cell>
          <table:table-cell table:style-name="ce13" office:value-type="currency" office:currency="EUR" office:value="-1084">
            <text:p>-1 084,00 €</text:p>
          </table:table-cell>
          <table:table-cell table:style-name="ce13" table:formula="of:=RAND()" office:value-type="currency" office:currency="EUR" office:value="0.95391845703125">
            <text:p>0,95 €</text:p>
          </table:table-cell>
          <table:table-cell table:style-name="ce13" office:value-type="currency" office:currency="EUR" office:value="-1083">
            <text:p>-1 083,00 €</text:p>
          </table:table-cell>
          <table:table-cell table:style-name="ce13" table:formula="of:=RAND()" office:value-type="currency" office:currency="EUR" office:value="0.0079345703125">
            <text:p>0,01 €</text:p>
          </table:table-cell>
        </table:table-row>
        <table:table-row table:style-name="ro2">
          <table:table-cell/>
          <table:table-cell table:style-name="ce5" office:value-type="date" office:date-value="2015-01-24">
            <text:p>24/01/15</text:p>
          </table:table-cell>
          <table:table-cell table:style-name="ce7" office:value-type="float" office:value="-1151">
            <text:p>-1151</text:p>
          </table:table-cell>
          <table:table-cell table:style-name="ce7" table:formula="of:=RAND()" office:value-type="float" office:value="0.013885498046875">
            <text:p>0,013885498</text:p>
          </table:table-cell>
          <table:table-cell table:style-name="ce7" office:value-type="float" office:value="-1150">
            <text:p>-1150</text:p>
          </table:table-cell>
          <table:table-cell table:style-name="ce10" table:formula="of:=RAND()" office:value-type="percentage" office:value="0.475677490234375">
            <text:p>47,57%</text:p>
          </table:table-cell>
          <table:table-cell table:style-name="ce7" office:value-type="float" office:value="-1149">
            <text:p>-1149</text:p>
          </table:table-cell>
          <table:table-cell table:style-name="ce13" table:formula="of:=RAND()" office:value-type="currency" office:currency="EUR" office:value="0.547943115234375">
            <text:p>0,55 €</text:p>
          </table:table-cell>
          <table:table-cell table:style-name="ce13" office:value-type="currency" office:currency="EUR" office:value="-1148">
            <text:p>-1 148,00 €</text:p>
          </table:table-cell>
          <table:table-cell table:style-name="ce13" table:formula="of:=RAND()" office:value-type="currency" office:currency="EUR" office:value="0.31048583984375">
            <text:p>0,31 €</text:p>
          </table:table-cell>
          <table:table-cell table:style-name="ce13" office:value-type="currency" office:currency="EUR" office:value="-1147">
            <text:p>-1 147,00 €</text:p>
          </table:table-cell>
          <table:table-cell table:style-name="ce13" table:formula="of:=RAND()" office:value-type="currency" office:currency="EUR" office:value="0.367523193359375">
            <text:p>0,37 €</text:p>
          </table:table-cell>
        </table:table-row>
        <table:table-row table:style-name="ro2">
          <table:table-cell/>
          <table:table-cell table:style-name="ce5" office:value-type="date" office:date-value="2015-01-25">
            <text:p>25/01/15</text:p>
          </table:table-cell>
          <table:table-cell table:style-name="ce7" office:value-type="float" office:value="-1215">
            <text:p>-1215</text:p>
          </table:table-cell>
          <table:table-cell table:style-name="ce7" table:formula="of:=RAND()" office:value-type="float" office:value="0.87847900390625">
            <text:p>0,8784790039</text:p>
          </table:table-cell>
          <table:table-cell table:style-name="ce7" office:value-type="float" office:value="-1214">
            <text:p>-1214</text:p>
          </table:table-cell>
          <table:table-cell table:style-name="ce10" table:formula="of:=RAND()" office:value-type="percentage" office:value="0.814208984375">
            <text:p>81,42%</text:p>
          </table:table-cell>
          <table:table-cell table:style-name="ce7" office:value-type="float" office:value="-1213">
            <text:p>-1213</text:p>
          </table:table-cell>
          <table:table-cell table:style-name="ce13" table:formula="of:=RAND()" office:value-type="currency" office:currency="EUR" office:value="0.1650390625">
            <text:p>0,17 €</text:p>
          </table:table-cell>
          <table:table-cell table:style-name="ce13" office:value-type="currency" office:currency="EUR" office:value="-1212">
            <text:p>-1 212,00 €</text:p>
          </table:table-cell>
          <table:table-cell table:style-name="ce13" table:formula="of:=RAND()" office:value-type="currency" office:currency="EUR" office:value="0.906585693359375">
            <text:p>0,91 €</text:p>
          </table:table-cell>
          <table:table-cell table:style-name="ce13" office:value-type="currency" office:currency="EUR" office:value="-1211">
            <text:p>-1 211,00 €</text:p>
          </table:table-cell>
          <table:table-cell table:style-name="ce13" table:formula="of:=RAND()" office:value-type="currency" office:currency="EUR" office:value="0.19976806640625">
            <text:p>0,20 €</text:p>
          </table:table-cell>
        </table:table-row>
        <table:table-row table:style-name="ro2" table:number-rows-repeated="104854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Feuille2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5" table:default-cell-style-name="ce2"/>
        <table:table-column table:style-name="co6" table:default-cell-style-name="Default"/>
        <table:table-column table:style-name="co5" table:default-cell-style-name="ce24"/>
        <table:table-column table:style-name="co7" table:default-cell-style-name="ce28"/>
        <table:table-column table:style-name="co5" table:default-cell-style-name="Default"/>
        <table:table-row table:style-name="ro2">
          <table:table-cell office:value-type="string">
            <text:p>Tableau 2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17" office:value-type="string">
            <text:p>date</text:p>
          </table:table-cell>
          <table:table-cell table:style-name="ce17" office:value-type="string">
            <text:p>Colonne 1</text:p>
          </table:table-cell>
          <table:table-cell table:style-name="ce17" office:value-type="string">
            <text:p>Colonne 2</text:p>
          </table:table-cell>
          <table:table-cell table:style-name="ce21" office:value-type="string">
            <text:p>Colonne 3</text:p>
          </table:table-cell>
          <table:table-cell table:style-name="ce17" office:value-type="string">
            <text:p>Colonne 4</text:p>
          </table:table-cell>
          <table:table-cell table:style-name="ce25" office:value-type="string">
            <text:p>Colonne 5</text:p>
          </table:table-cell>
          <table:table-cell table:style-name="ce29" office:value-type="string">
            <text:p>Colonne 6</text:p>
          </table:table-cell>
          <table:table-cell table:style-name="ce17" office:value-type="string">
            <text:p>Colonne 7</text:p>
          </table:table-cell>
        </table:table-row>
        <table:table-row table:style-name="ro2">
          <table:table-cell/>
          <table:table-cell table:style-name="ce18" office:value-type="float" office:value="42005">
            <text:p>42005</text:p>
          </table:table-cell>
          <table:table-cell table:style-name="ce19" office:value-type="float" office:value="12">
            <text:p>12</text:p>
          </table:table-cell>
          <table:table-cell table:style-name="ce19" table:formula="of:=RAND()" office:value-type="float" office:value="0.03082275390625">
            <text:p>0,0308227539</text:p>
          </table:table-cell>
          <table:table-cell table:style-name="ce22" office:value-type="float" office:value="13">
            <text:p>13</text:p>
          </table:table-cell>
          <table:table-cell table:style-name="ce19" table:formula="of:=RAND()" office:value-type="float" office:value="0.928497314453125">
            <text:p>0,9284973145</text:p>
          </table:table-cell>
          <table:table-cell table:style-name="ce26" office:value-type="float" office:value="14">
            <text:p>14</text:p>
          </table:table-cell>
          <table:table-cell table:style-name="ce30" table:formula="of:=RAND()" office:value-type="float" office:value="0.891387939453125">
            <text:p>0,8913879395</text:p>
          </table:table-cell>
          <table:table-cell table:style-name="ce20" office:value-type="float" office:value="15">
            <text:p>15</text:p>
          </table:table-cell>
        </table:table-row>
        <table:table-row table:style-name="ro2">
          <table:table-cell/>
          <table:table-cell table:style-name="ce18" office:value-type="float" office:value="42006">
            <text:p>42006</text:p>
          </table:table-cell>
          <table:table-cell table:style-name="ce19" office:value-type="float" office:value="2">
            <text:p>2</text:p>
          </table:table-cell>
          <table:table-cell table:style-name="ce19" table:formula="of:=RAND()" office:value-type="float" office:value="0.37445068359375">
            <text:p>0,3744506836</text:p>
          </table:table-cell>
          <table:table-cell table:style-name="ce22" office:value-type="float" office:value="3">
            <text:p>3</text:p>
          </table:table-cell>
          <table:table-cell table:style-name="ce19" table:formula="of:=RAND()" office:value-type="float" office:value="0.2921142578125">
            <text:p>0,2921142578</text:p>
          </table:table-cell>
          <table:table-cell table:style-name="ce26" office:value-type="float" office:value="4">
            <text:p>4</text:p>
          </table:table-cell>
          <table:table-cell table:style-name="ce30" table:formula="of:=RAND()" office:value-type="float" office:value="0.49273681640625">
            <text:p>0,4927368164</text:p>
          </table:table-cell>
          <table:table-cell table:style-name="ce20" office:value-type="float" office:value="5">
            <text:p>5</text:p>
          </table:table-cell>
        </table:table-row>
        <table:table-row table:style-name="ro2">
          <table:table-cell/>
          <table:table-cell table:style-name="ce18" office:value-type="float" office:value="42007">
            <text:p>42007</text:p>
          </table:table-cell>
          <table:table-cell table:style-name="ce19" office:value-type="float" office:value="651">
            <text:p>651</text:p>
          </table:table-cell>
          <table:table-cell table:style-name="ce19" table:formula="of:=RAND()" office:value-type="float" office:value="0.367340087890625">
            <text:p>0,3673400879</text:p>
          </table:table-cell>
          <table:table-cell table:style-name="ce22" office:value-type="float" office:value="652">
            <text:p>652</text:p>
          </table:table-cell>
          <table:table-cell table:style-name="ce19" table:formula="of:=RAND()" office:value-type="float" office:value="0.80194091796875">
            <text:p>0,801940918</text:p>
          </table:table-cell>
          <table:table-cell table:style-name="ce26" office:value-type="float" office:value="653">
            <text:p>653</text:p>
          </table:table-cell>
          <table:table-cell table:style-name="ce30" table:formula="of:=RAND()" office:value-type="float" office:value="0.359588623046875">
            <text:p>0,359588623</text:p>
          </table:table-cell>
          <table:table-cell table:style-name="ce20" office:value-type="float" office:value="654">
            <text:p>654</text:p>
          </table:table-cell>
        </table:table-row>
        <table:table-row table:style-name="ro2">
          <table:table-cell/>
          <table:table-cell table:style-name="ce18" office:value-type="float" office:value="42008">
            <text:p>42008</text:p>
          </table:table-cell>
          <table:table-cell table:style-name="ce19" office:value-type="float" office:value="61">
            <text:p>61</text:p>
          </table:table-cell>
          <table:table-cell table:style-name="ce19" table:formula="of:=RAND()" office:value-type="float" office:value="0.492462158203125">
            <text:p>0,4924621582</text:p>
          </table:table-cell>
          <table:table-cell table:style-name="ce22" office:value-type="float" office:value="62">
            <text:p>62</text:p>
          </table:table-cell>
          <table:table-cell table:style-name="ce19" table:formula="of:=RAND()" office:value-type="float" office:value="0.006011962890625">
            <text:p>0,0060119629</text:p>
          </table:table-cell>
          <table:table-cell table:style-name="ce26" office:value-type="float" office:value="63">
            <text:p>63</text:p>
          </table:table-cell>
          <table:table-cell table:style-name="ce30" table:formula="of:=RAND()" office:value-type="float" office:value="0.240081787109375">
            <text:p>0,2400817871</text:p>
          </table:table-cell>
          <table:table-cell table:style-name="ce20" office:value-type="float" office:value="64">
            <text:p>64</text:p>
          </table:table-cell>
        </table:table-row>
        <table:table-row table:style-name="ro2">
          <table:table-cell/>
          <table:table-cell table:style-name="ce18" office:value-type="float" office:value="42009">
            <text:p>42009</text:p>
          </table:table-cell>
          <table:table-cell table:style-name="ce19" office:value-type="float" office:value="65">
            <text:p>65</text:p>
          </table:table-cell>
          <table:table-cell table:style-name="ce19" table:formula="of:=RAND()" office:value-type="float" office:value="0.179962158203125">
            <text:p>0,1799621582</text:p>
          </table:table-cell>
          <table:table-cell table:style-name="ce22" office:value-type="float" office:value="66">
            <text:p>66</text:p>
          </table:table-cell>
          <table:table-cell table:style-name="ce19" table:formula="of:=RAND()" office:value-type="float" office:value="0.03521728515625">
            <text:p>0,0352172852</text:p>
          </table:table-cell>
          <table:table-cell table:style-name="ce26" office:value-type="float" office:value="67">
            <text:p>67</text:p>
          </table:table-cell>
          <table:table-cell table:style-name="ce30" table:formula="of:=RAND()" office:value-type="float" office:value="0.141357421875">
            <text:p>0,1413574219</text:p>
          </table:table-cell>
          <table:table-cell table:style-name="ce20" office:value-type="float" office:value="68">
            <text:p>68</text:p>
          </table:table-cell>
        </table:table-row>
        <table:table-row table:style-name="ro2">
          <table:table-cell/>
          <table:table-cell table:style-name="ce18" office:value-type="float" office:value="42010">
            <text:p>42010</text:p>
          </table:table-cell>
          <table:table-cell table:style-name="ce19" office:value-type="float" office:value="1">
            <text:p>1</text:p>
          </table:table-cell>
          <table:table-cell table:style-name="ce19" table:formula="of:=RAND()" office:value-type="float" office:value="0.216796875">
            <text:p>0,216796875</text:p>
          </table:table-cell>
          <table:table-cell table:style-name="ce22" office:value-type="float" office:value="2">
            <text:p>2</text:p>
          </table:table-cell>
          <table:table-cell table:style-name="ce19" table:formula="of:=RAND()" office:value-type="float" office:value="0.08001708984375">
            <text:p>0,0800170898</text:p>
          </table:table-cell>
          <table:table-cell table:style-name="ce26" office:value-type="float" office:value="3">
            <text:p>3</text:p>
          </table:table-cell>
          <table:table-cell table:style-name="ce30" table:formula="of:=RAND()" office:value-type="float" office:value="0.908782958984375">
            <text:p>0,908782959</text:p>
          </table:table-cell>
          <table:table-cell table:style-name="ce20" office:value-type="float" office:value="4">
            <text:p>4</text:p>
          </table:table-cell>
        </table:table-row>
        <table:table-row table:style-name="ro2">
          <table:table-cell/>
          <table:table-cell table:style-name="ce18" office:value-type="float" office:value="42011">
            <text:p>42011</text:p>
          </table:table-cell>
          <table:table-cell table:style-name="ce19" office:value-type="float" office:value="-63">
            <text:p>-63</text:p>
          </table:table-cell>
          <table:table-cell table:style-name="ce19" table:formula="of:=RAND()" office:value-type="float" office:value="0.606109619140625">
            <text:p>0,6061096191</text:p>
          </table:table-cell>
          <table:table-cell table:style-name="ce22" office:value-type="float" office:value="-62">
            <text:p>-62</text:p>
          </table:table-cell>
          <table:table-cell table:style-name="ce19" table:formula="of:=RAND()" office:value-type="float" office:value="0.146514892578125">
            <text:p>0,1465148926</text:p>
          </table:table-cell>
          <table:table-cell table:style-name="ce26" office:value-type="float" office:value="-61">
            <text:p>-61</text:p>
          </table:table-cell>
          <table:table-cell table:style-name="ce30" table:formula="of:=RAND()" office:value-type="float" office:value="0.57879638671875">
            <text:p>0,5787963867</text:p>
          </table:table-cell>
          <table:table-cell table:style-name="ce20" office:value-type="float" office:value="-60">
            <text:p>-60</text:p>
          </table:table-cell>
        </table:table-row>
        <table:table-row table:style-name="ro2">
          <table:table-cell/>
          <table:table-cell table:style-name="ce18" office:value-type="float" office:value="42012">
            <text:p>42012</text:p>
          </table:table-cell>
          <table:table-cell table:style-name="ce19" office:value-type="float" office:value="-127">
            <text:p>-127</text:p>
          </table:table-cell>
          <table:table-cell table:style-name="ce19" table:formula="of:=RAND()" office:value-type="float" office:value="0.76947021484375">
            <text:p>0,7694702148</text:p>
          </table:table-cell>
          <table:table-cell table:style-name="ce22" office:value-type="float" office:value="-126">
            <text:p>-126</text:p>
          </table:table-cell>
          <table:table-cell table:style-name="ce19" table:formula="of:=RAND()" office:value-type="float" office:value="0.290985107421875">
            <text:p>0,2909851074</text:p>
          </table:table-cell>
          <table:table-cell table:style-name="ce26" office:value-type="float" office:value="-125">
            <text:p>-125</text:p>
          </table:table-cell>
          <table:table-cell table:style-name="ce30" table:formula="of:=RAND()" office:value-type="float" office:value="0.277435302734375">
            <text:p>0,2774353027</text:p>
          </table:table-cell>
          <table:table-cell table:style-name="ce20" office:value-type="float" office:value="-124">
            <text:p>-124</text:p>
          </table:table-cell>
        </table:table-row>
        <table:table-row table:style-name="ro2">
          <table:table-cell/>
          <table:table-cell table:style-name="ce18" office:value-type="float" office:value="42013">
            <text:p>42013</text:p>
          </table:table-cell>
          <table:table-cell table:style-name="ce19" office:value-type="float" office:value="-191">
            <text:p>-191</text:p>
          </table:table-cell>
          <table:table-cell table:style-name="ce19" table:formula="of:=RAND()" office:value-type="float" office:value="0.670318603515625">
            <text:p>0,6703186035</text:p>
          </table:table-cell>
          <table:table-cell table:style-name="ce22" office:value-type="float" office:value="-190">
            <text:p>-190</text:p>
          </table:table-cell>
          <table:table-cell table:style-name="ce19" table:formula="of:=RAND()" office:value-type="float" office:value="0.918853759765625">
            <text:p>0,9188537598</text:p>
          </table:table-cell>
          <table:table-cell table:style-name="ce26" office:value-type="float" office:value="-189">
            <text:p>-189</text:p>
          </table:table-cell>
          <table:table-cell table:style-name="ce30" table:formula="of:=RAND()" office:value-type="float" office:value="0.940216064453125">
            <text:p>0,9402160645</text:p>
          </table:table-cell>
          <table:table-cell table:style-name="ce20" office:value-type="float" office:value="-188">
            <text:p>-188</text:p>
          </table:table-cell>
        </table:table-row>
        <table:table-row table:style-name="ro2">
          <table:table-cell/>
          <table:table-cell table:style-name="ce18" office:value-type="float" office:value="42014">
            <text:p>42014</text:p>
          </table:table-cell>
          <table:table-cell table:style-name="ce19" office:value-type="float" office:value="-255">
            <text:p>-255</text:p>
          </table:table-cell>
          <table:table-cell table:style-name="ce19" table:formula="of:=RAND()" office:value-type="float" office:value="0.93011474609375">
            <text:p>0,9301147461</text:p>
          </table:table-cell>
          <table:table-cell table:style-name="ce22" office:value-type="float" office:value="-254">
            <text:p>-254</text:p>
          </table:table-cell>
          <table:table-cell table:style-name="ce19" table:formula="of:=RAND()" office:value-type="float" office:value="0.233428955078125">
            <text:p>0,2334289551</text:p>
          </table:table-cell>
          <table:table-cell table:style-name="ce26" office:value-type="float" office:value="-253">
            <text:p>-253</text:p>
          </table:table-cell>
          <table:table-cell table:style-name="ce30" table:formula="of:=RAND()" office:value-type="float" office:value="0.699310302734375">
            <text:p>0,6993103027</text:p>
          </table:table-cell>
          <table:table-cell table:style-name="ce20" office:value-type="float" office:value="-252">
            <text:p>-252</text:p>
          </table:table-cell>
        </table:table-row>
        <table:table-row table:style-name="ro2">
          <table:table-cell/>
          <table:table-cell table:style-name="ce18" office:value-type="float" office:value="42015">
            <text:p>42015</text:p>
          </table:table-cell>
          <table:table-cell table:style-name="ce19" office:value-type="float" office:value="-319">
            <text:p>-319</text:p>
          </table:table-cell>
          <table:table-cell table:style-name="ce19" table:formula="of:=RAND()" office:value-type="float" office:value="0.0897216796875">
            <text:p>0,0897216797</text:p>
          </table:table-cell>
          <table:table-cell table:style-name="ce22" office:value-type="float" office:value="-318">
            <text:p>-318</text:p>
          </table:table-cell>
          <table:table-cell table:style-name="ce19" table:formula="of:=RAND()" office:value-type="float" office:value="0.307891845703125">
            <text:p>0,3078918457</text:p>
          </table:table-cell>
          <table:table-cell table:style-name="ce26" office:value-type="float" office:value="-317">
            <text:p>-317</text:p>
          </table:table-cell>
          <table:table-cell table:style-name="ce30" table:formula="of:=RAND()" office:value-type="float" office:value="0.724884033203125">
            <text:p>0,7248840332</text:p>
          </table:table-cell>
          <table:table-cell table:style-name="ce20" office:value-type="float" office:value="-316">
            <text:p>-316</text:p>
          </table:table-cell>
        </table:table-row>
        <table:table-row table:style-name="ro2">
          <table:table-cell/>
          <table:table-cell table:style-name="ce18" office:value-type="float" office:value="42016">
            <text:p>42016</text:p>
          </table:table-cell>
          <table:table-cell table:style-name="ce19" office:value-type="float" office:value="-383">
            <text:p>-383</text:p>
          </table:table-cell>
          <table:table-cell table:style-name="ce19" table:formula="of:=RAND()" office:value-type="float" office:value="0.0400390625">
            <text:p>0,0400390625</text:p>
          </table:table-cell>
          <table:table-cell table:style-name="ce22" office:value-type="float" office:value="-382">
            <text:p>-382</text:p>
          </table:table-cell>
          <table:table-cell table:style-name="ce19" table:formula="of:=RAND()" office:value-type="float" office:value="0.55389404296875">
            <text:p>0,553894043</text:p>
          </table:table-cell>
          <table:table-cell table:style-name="ce26" office:value-type="float" office:value="-381">
            <text:p>-381</text:p>
          </table:table-cell>
          <table:table-cell table:style-name="ce30" table:formula="of:=RAND()" office:value-type="float" office:value="0.661285400390625">
            <text:p>0,6612854004</text:p>
          </table:table-cell>
          <table:table-cell table:style-name="ce20" office:value-type="float" office:value="-380">
            <text:p>-380</text:p>
          </table:table-cell>
        </table:table-row>
        <table:table-row table:style-name="ro2">
          <table:table-cell/>
          <table:table-cell table:style-name="ce18" office:value-type="float" office:value="42017">
            <text:p>42017</text:p>
          </table:table-cell>
          <table:table-cell table:style-name="ce19" office:value-type="float" office:value="-447">
            <text:p>-447</text:p>
          </table:table-cell>
          <table:table-cell table:style-name="ce19" table:formula="of:=RAND()" office:value-type="float" office:value="0.8116455078125">
            <text:p>0,8116455078</text:p>
          </table:table-cell>
          <table:table-cell table:style-name="ce22" office:value-type="float" office:value="-446">
            <text:p>-446</text:p>
          </table:table-cell>
          <table:table-cell table:style-name="ce19" table:formula="of:=RAND()" office:value-type="float" office:value="0.184722900390625">
            <text:p>0,1847229004</text:p>
          </table:table-cell>
          <table:table-cell table:style-name="ce26" office:value-type="float" office:value="-445">
            <text:p>-445</text:p>
          </table:table-cell>
          <table:table-cell table:style-name="ce30" table:formula="of:=RAND()" office:value-type="float" office:value="0.367828369140625">
            <text:p>0,3678283691</text:p>
          </table:table-cell>
          <table:table-cell table:style-name="ce20" office:value-type="float" office:value="-444">
            <text:p>-444</text:p>
          </table:table-cell>
        </table:table-row>
        <table:table-row table:style-name="ro2">
          <table:table-cell/>
          <table:table-cell table:style-name="ce18" office:value-type="float" office:value="42018">
            <text:p>42018</text:p>
          </table:table-cell>
          <table:table-cell table:style-name="ce19" office:value-type="float" office:value="-511">
            <text:p>-511</text:p>
          </table:table-cell>
          <table:table-cell table:style-name="ce19" table:formula="of:=RAND()" office:value-type="float" office:value="0.0867919921875">
            <text:p>0,0867919922</text:p>
          </table:table-cell>
          <table:table-cell table:style-name="ce22" office:value-type="float" office:value="-510">
            <text:p>-510</text:p>
          </table:table-cell>
          <table:table-cell table:style-name="ce19" table:formula="of:=RAND()" office:value-type="float" office:value="0.09912109375">
            <text:p>0,0991210938</text:p>
          </table:table-cell>
          <table:table-cell table:style-name="ce26" office:value-type="float" office:value="-509">
            <text:p>-509</text:p>
          </table:table-cell>
          <table:table-cell table:style-name="ce30" table:formula="of:=RAND()" office:value-type="float" office:value="0.132110595703125">
            <text:p>0,1321105957</text:p>
          </table:table-cell>
          <table:table-cell table:style-name="ce20" office:value-type="float" office:value="-508">
            <text:p>-508</text:p>
          </table:table-cell>
        </table:table-row>
        <table:table-row table:style-name="ro2">
          <table:table-cell/>
          <table:table-cell table:style-name="ce18" office:value-type="float" office:value="42019">
            <text:p>42019</text:p>
          </table:table-cell>
          <table:table-cell table:style-name="ce19" office:value-type="float" office:value="-575">
            <text:p>-575</text:p>
          </table:table-cell>
          <table:table-cell table:style-name="ce19" table:formula="of:=RAND()" office:value-type="float" office:value="0.590484619140625">
            <text:p>0,5904846191</text:p>
          </table:table-cell>
          <table:table-cell table:style-name="ce22" office:value-type="float" office:value="-574">
            <text:p>-574</text:p>
          </table:table-cell>
          <table:table-cell table:style-name="ce19" table:formula="of:=RAND()" office:value-type="float" office:value="0.742034912109375">
            <text:p>0,7420349121</text:p>
          </table:table-cell>
          <table:table-cell table:style-name="ce26" office:value-type="float" office:value="-573">
            <text:p>-573</text:p>
          </table:table-cell>
          <table:table-cell table:style-name="ce30" table:formula="of:=RAND()" office:value-type="float" office:value="0.6112060546875">
            <text:p>0,6112060547</text:p>
          </table:table-cell>
          <table:table-cell table:style-name="ce20" office:value-type="float" office:value="-572">
            <text:p>-572</text:p>
          </table:table-cell>
        </table:table-row>
        <table:table-row table:style-name="ro2">
          <table:table-cell/>
          <table:table-cell table:style-name="ce18" office:value-type="float" office:value="42020">
            <text:p>42020</text:p>
          </table:table-cell>
          <table:table-cell table:style-name="ce19" office:value-type="float" office:value="-639">
            <text:p>-639</text:p>
          </table:table-cell>
          <table:table-cell table:style-name="ce19" table:formula="of:=RAND()" office:value-type="float" office:value="0.820648193359375">
            <text:p>0,8206481934</text:p>
          </table:table-cell>
          <table:table-cell table:style-name="ce22" office:value-type="float" office:value="-638">
            <text:p>-638</text:p>
          </table:table-cell>
          <table:table-cell table:style-name="ce19" table:formula="of:=RAND()" office:value-type="float" office:value="0.87567138671875">
            <text:p>0,8756713867</text:p>
          </table:table-cell>
          <table:table-cell table:style-name="ce26" office:value-type="float" office:value="-637">
            <text:p>-637</text:p>
          </table:table-cell>
          <table:table-cell table:style-name="ce30" table:formula="of:=RAND()" office:value-type="float" office:value="0.75775146484375">
            <text:p>0,7577514648</text:p>
          </table:table-cell>
          <table:table-cell table:style-name="ce20" office:value-type="float" office:value="-636">
            <text:p>-636</text:p>
          </table:table-cell>
        </table:table-row>
        <table:table-row table:style-name="ro2">
          <table:table-cell/>
          <table:table-cell table:style-name="ce18" office:value-type="float" office:value="42021">
            <text:p>42021</text:p>
          </table:table-cell>
          <table:table-cell table:style-name="ce19" office:value-type="float" office:value="-703">
            <text:p>-703</text:p>
          </table:table-cell>
          <table:table-cell table:style-name="ce19" table:formula="of:=RAND()" office:value-type="float" office:value="0.1787109375">
            <text:p>0,1787109375</text:p>
          </table:table-cell>
          <table:table-cell table:style-name="ce22" office:value-type="float" office:value="-702">
            <text:p>-702</text:p>
          </table:table-cell>
          <table:table-cell table:style-name="ce19" table:formula="of:=RAND()" office:value-type="float" office:value="0.58868408203125">
            <text:p>0,588684082</text:p>
          </table:table-cell>
          <table:table-cell table:style-name="ce26" office:value-type="float" office:value="-701">
            <text:p>-701</text:p>
          </table:table-cell>
          <table:table-cell table:style-name="ce30" table:formula="of:=RAND()" office:value-type="float" office:value="0.216827392578125">
            <text:p>0,2168273926</text:p>
          </table:table-cell>
          <table:table-cell table:style-name="ce20" office:value-type="float" office:value="-700">
            <text:p>-700</text:p>
          </table:table-cell>
        </table:table-row>
        <table:table-row table:style-name="ro2">
          <table:table-cell/>
          <table:table-cell table:style-name="ce18" office:value-type="float" office:value="42022">
            <text:p>42022</text:p>
          </table:table-cell>
          <table:table-cell table:style-name="ce19" office:value-type="float" office:value="-767">
            <text:p>-767</text:p>
          </table:table-cell>
          <table:table-cell table:style-name="ce19" table:formula="of:=RAND()" office:value-type="float" office:value="0.628753662109375">
            <text:p>0,6287536621</text:p>
          </table:table-cell>
          <table:table-cell table:style-name="ce22" office:value-type="float" office:value="-766">
            <text:p>-766</text:p>
          </table:table-cell>
          <table:table-cell table:style-name="ce19" table:formula="of:=RAND()" office:value-type="float" office:value="0.391937255859375">
            <text:p>0,3919372559</text:p>
          </table:table-cell>
          <table:table-cell table:style-name="ce26" office:value-type="float" office:value="-765">
            <text:p>-765</text:p>
          </table:table-cell>
          <table:table-cell table:style-name="ce30" table:formula="of:=RAND()" office:value-type="float" office:value="0.940948486328125">
            <text:p>0,9409484863</text:p>
          </table:table-cell>
          <table:table-cell table:style-name="ce20" office:value-type="float" office:value="-764">
            <text:p>-764</text:p>
          </table:table-cell>
        </table:table-row>
        <table:table-row table:style-name="ro2">
          <table:table-cell/>
          <table:table-cell table:style-name="ce18" office:value-type="float" office:value="42023">
            <text:p>42023</text:p>
          </table:table-cell>
          <table:table-cell table:style-name="ce19" office:value-type="float" office:value="-831">
            <text:p>-831</text:p>
          </table:table-cell>
          <table:table-cell table:style-name="ce19" table:formula="of:=RAND()" office:value-type="float" office:value="0.7718505859375">
            <text:p>0,7718505859</text:p>
          </table:table-cell>
          <table:table-cell table:style-name="ce22" office:value-type="float" office:value="-830">
            <text:p>-830</text:p>
          </table:table-cell>
          <table:table-cell table:style-name="ce19" table:formula="of:=RAND()" office:value-type="float" office:value="0.36431884765625">
            <text:p>0,3643188477</text:p>
          </table:table-cell>
          <table:table-cell table:style-name="ce26" office:value-type="float" office:value="-829">
            <text:p>-829</text:p>
          </table:table-cell>
          <table:table-cell table:style-name="ce30" table:formula="of:=RAND()" office:value-type="float" office:value="0.274322509765625">
            <text:p>0,2743225098</text:p>
          </table:table-cell>
          <table:table-cell table:style-name="ce20" office:value-type="float" office:value="-828">
            <text:p>-828</text:p>
          </table:table-cell>
        </table:table-row>
        <table:table-row table:style-name="ro2">
          <table:table-cell/>
          <table:table-cell table:style-name="ce18" office:value-type="float" office:value="42024">
            <text:p>42024</text:p>
          </table:table-cell>
          <table:table-cell table:style-name="ce19" office:value-type="float" office:value="-895">
            <text:p>-895</text:p>
          </table:table-cell>
          <table:table-cell table:style-name="ce19" table:formula="of:=RAND()" office:value-type="float" office:value="0.15350341796875">
            <text:p>0,153503418</text:p>
          </table:table-cell>
          <table:table-cell table:style-name="ce22" office:value-type="float" office:value="-894">
            <text:p>-894</text:p>
          </table:table-cell>
          <table:table-cell table:style-name="ce19" table:formula="of:=RAND()" office:value-type="float" office:value="0.1741943359375">
            <text:p>0,1741943359</text:p>
          </table:table-cell>
          <table:table-cell table:style-name="ce26" office:value-type="float" office:value="-893">
            <text:p>-893</text:p>
          </table:table-cell>
          <table:table-cell table:style-name="ce30" table:formula="of:=RAND()" office:value-type="float" office:value="0.179779052734375">
            <text:p>0,1797790527</text:p>
          </table:table-cell>
          <table:table-cell table:style-name="ce20" office:value-type="float" office:value="-892">
            <text:p>-892</text:p>
          </table:table-cell>
        </table:table-row>
        <table:table-row table:style-name="ro2">
          <table:table-cell/>
          <table:table-cell table:style-name="ce18" office:value-type="float" office:value="42025">
            <text:p>42025</text:p>
          </table:table-cell>
          <table:table-cell table:style-name="ce19" office:value-type="float" office:value="-959">
            <text:p>-959</text:p>
          </table:table-cell>
          <table:table-cell table:style-name="ce19" table:formula="of:=RAND()" office:value-type="float" office:value="0.33270263671875">
            <text:p>0,3327026367</text:p>
          </table:table-cell>
          <table:table-cell table:style-name="ce22" office:value-type="float" office:value="-958">
            <text:p>-958</text:p>
          </table:table-cell>
          <table:table-cell table:style-name="ce19" table:formula="of:=RAND()" office:value-type="float" office:value="0.74725341796875">
            <text:p>0,747253418</text:p>
          </table:table-cell>
          <table:table-cell table:style-name="ce26" office:value-type="float" office:value="-957">
            <text:p>-957</text:p>
          </table:table-cell>
          <table:table-cell table:style-name="ce30" table:formula="of:=RAND()" office:value-type="float" office:value="0.236663818359375">
            <text:p>0,2366638184</text:p>
          </table:table-cell>
          <table:table-cell table:style-name="ce20" office:value-type="float" office:value="-956">
            <text:p>-956</text:p>
          </table:table-cell>
        </table:table-row>
        <table:table-row table:style-name="ro2">
          <table:table-cell/>
          <table:table-cell table:style-name="ce18" office:value-type="float" office:value="42026">
            <text:p>42026</text:p>
          </table:table-cell>
          <table:table-cell table:style-name="ce19" office:value-type="float" office:value="-1023">
            <text:p>-1023</text:p>
          </table:table-cell>
          <table:table-cell table:style-name="ce19" table:formula="of:=RAND()" office:value-type="float" office:value="0.010284423828125">
            <text:p>0,0102844238</text:p>
          </table:table-cell>
          <table:table-cell table:style-name="ce22" office:value-type="float" office:value="-1022">
            <text:p>-1022</text:p>
          </table:table-cell>
          <table:table-cell table:style-name="ce19" table:formula="of:=RAND()" office:value-type="float" office:value="0.141082763671875">
            <text:p>0,1410827637</text:p>
          </table:table-cell>
          <table:table-cell table:style-name="ce26" office:value-type="float" office:value="-1021">
            <text:p>-1021</text:p>
          </table:table-cell>
          <table:table-cell table:style-name="ce30" table:formula="of:=RAND()" office:value-type="float" office:value="0.362091064453125">
            <text:p>0,3620910645</text:p>
          </table:table-cell>
          <table:table-cell table:style-name="ce20" office:value-type="float" office:value="-1020">
            <text:p>-1020</text:p>
          </table:table-cell>
        </table:table-row>
        <table:table-row table:style-name="ro2">
          <table:table-cell/>
          <table:table-cell table:style-name="ce18" office:value-type="float" office:value="42027">
            <text:p>42027</text:p>
          </table:table-cell>
          <table:table-cell table:style-name="ce19" office:value-type="float" office:value="-1087">
            <text:p>-1087</text:p>
          </table:table-cell>
          <table:table-cell table:style-name="ce19" table:formula="of:=RAND()" office:value-type="float" office:value="0.453948974609375">
            <text:p>0,4539489746</text:p>
          </table:table-cell>
          <table:table-cell table:style-name="ce22" office:value-type="float" office:value="-1086">
            <text:p>-1086</text:p>
          </table:table-cell>
          <table:table-cell table:style-name="ce19" table:formula="of:=RAND()" office:value-type="float" office:value="0.628082275390625">
            <text:p>0,6280822754</text:p>
          </table:table-cell>
          <table:table-cell table:style-name="ce26" office:value-type="float" office:value="-1085">
            <text:p>-1085</text:p>
          </table:table-cell>
          <table:table-cell table:style-name="ce30" table:formula="of:=RAND()" office:value-type="float" office:value="0.113525390625">
            <text:p>0,1135253906</text:p>
          </table:table-cell>
          <table:table-cell table:style-name="ce20" office:value-type="float" office:value="-1084">
            <text:p>-1084</text:p>
          </table:table-cell>
        </table:table-row>
        <table:table-row table:style-name="ro2">
          <table:table-cell/>
          <table:table-cell table:style-name="ce18" office:value-type="float" office:value="42028">
            <text:p>42028</text:p>
          </table:table-cell>
          <table:table-cell table:style-name="ce19" office:value-type="float" office:value="-1151">
            <text:p>-1151</text:p>
          </table:table-cell>
          <table:table-cell table:style-name="ce19" table:formula="of:=RAND()" office:value-type="float" office:value="0.0628662109375">
            <text:p>0,0628662109</text:p>
          </table:table-cell>
          <table:table-cell table:style-name="ce22" office:value-type="float" office:value="-1150">
            <text:p>-1150</text:p>
          </table:table-cell>
          <table:table-cell table:style-name="ce19" table:formula="of:=RAND()" office:value-type="float" office:value="0.210235595703125">
            <text:p>0,2102355957</text:p>
          </table:table-cell>
          <table:table-cell table:style-name="ce26" office:value-type="float" office:value="-1149">
            <text:p>-1149</text:p>
          </table:table-cell>
          <table:table-cell table:style-name="ce30" table:formula="of:=RAND()" office:value-type="float" office:value="0.644683837890625">
            <text:p>0,6446838379</text:p>
          </table:table-cell>
          <table:table-cell table:style-name="ce20" office:value-type="float" office:value="-1148">
            <text:p>-1148</text:p>
          </table:table-cell>
        </table:table-row>
        <table:table-row table:style-name="ro2">
          <table:table-cell/>
          <table:table-cell table:style-name="ce18" office:value-type="float" office:value="42029">
            <text:p>42029</text:p>
          </table:table-cell>
          <table:table-cell table:style-name="ce20" office:value-type="float" office:value="-1215">
            <text:p>-1215</text:p>
          </table:table-cell>
          <table:table-cell table:style-name="ce20" table:formula="of:=RAND()" office:value-type="float" office:value="0.623077392578125">
            <text:p>0,6230773926</text:p>
          </table:table-cell>
          <table:table-cell table:style-name="ce23" office:value-type="float" office:value="-1214">
            <text:p>-1214</text:p>
          </table:table-cell>
          <table:table-cell table:style-name="ce20" table:formula="of:=RAND()" office:value-type="float" office:value="0.60784912109375">
            <text:p>0,6078491211</text:p>
          </table:table-cell>
          <table:table-cell table:style-name="ce27" office:value-type="float" office:value="-1213">
            <text:p>-1213</text:p>
          </table:table-cell>
          <table:table-cell table:style-name="ce31" table:formula="of:=RAND()" office:value-type="float" office:value="0.098297119140625">
            <text:p>0,0982971191</text:p>
          </table:table-cell>
          <table:table-cell table:style-name="ce20" office:value-type="float" office:value="-1212">
            <text:p>-1212</text:p>
          </table:table-cell>
        </table:table-row>
        <table:table-row table:style-name="ro2" table:number-rows-repeated="104854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1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25/05/2015</text:date>, <text:time>15:5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 D</meta:initial-creator>
    <meta:creation-date>2015-05-25T09:43:01.77</meta:creation-date>
    <dc:date>2015-05-25T15:52:50.90</dc:date>
    <dc:creator>E D</dc:creator>
    <meta:editing-duration>PT5H23M19S</meta:editing-duration>
    <meta:editing-cycles>19</meta:editing-cycles>
    <meta:generator>OpenOffice.org/3.3$Win32 OpenOffice.org_project/330m20$Build-9567</meta:generator>
    <meta:document-statistic meta:table-count="3" meta:cell-count="496" meta:object-count="0"/>
  </office:meta>
</office:document-meta>
</file>